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30cc" officeooo:paragraph-rsid="000930cc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0930cc" officeooo:paragraph-rsid="000930cc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style:text-underline-style="none"/>
    </style:style>
    <style:style style:name="gr1" style:family="graphic">
      <style:graphic-properties draw:textarea-horizontal-align="justify" draw:textarea-vertical-align="middle" draw:auto-grow-height="false" fo:min-height="5.071cm" fo:min-width="5.0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27cm" fo:min-width="4.7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2.492cm" fo:min-width="5.9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508cm" fo:min-width="2.4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852cm" fo:min-width="0.5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CK DIAGRAM:-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draw:custom-shape text:anchor-type="paragraph" draw:z-index="0" draw:name="Shape1" draw:style-name="gr1" draw:text-style-name="P3" svg:width="5.072cm" svg:height="5.072cm" svg:x="2.215cm" svg:y="0.464cm"><text:p text:style-name="P3">ARDUINO UNO</text:p><draw:enhanced-geometry svg:viewBox="0 0 21600 21600" draw:type="rectangle" draw:enhanced-path="M 0 0 L 21600 0 21600 21600 0 21600 0 0 Z N"/></draw:custom-shape></text:p>
      <text:p text:style-name="P1"/>
      <text:p text:style-name="P2"><text:s text:c="76"/>INPUT(DI)</text:p>
      <text:p text:style-name="P1"><draw:custom-shape text:anchor-type="paragraph" draw:z-index="1" draw:name="Shape2" draw:style-name="gr2" svg:width="4.763cm" svg:height="2.271cm" svg:x="11.167cm" svg:y="0.37cm"><text:p><text:s text:c="3"/>KEYPAD(4X4)</text:p><draw:enhanced-geometry svg:viewBox="0 0 21600 21600" draw:type="rectangle" draw:enhanced-path="M 0 0 L 21600 0 21600 21600 0 21600 0 0 Z N"/></draw:custom-shape><draw:custom-shape text:anchor-type="paragraph" draw:z-index="2" draw:name="Shape3" draw:style-name="gr3" svg:width="5.91cm" svg:height="2.493cm" svg:x="2.238cm" svg:y="7.271cm"><text:p><text:s text:c="5"/>LCD (16X2)</text:p><draw:enhanced-geometry svg:viewBox="0 0 21600 21600" draw:type="rectangle" draw:enhanced-path="M 0 0 L 21600 0 21600 21600 0 21600 0 0 Z N"/></draw:custom-shape><draw:custom-shape text:anchor-type="paragraph" draw:z-index="3" draw:name="Shape4" draw:style-name="gr4" svg:width="2.846cm" svg:height="1.015cm" svg:x="7.772cm" svg:y="1.18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Shape5" draw:style-name="gr5" svg:width="1.036cm" svg:height="2.117cm" svg:x="4.531cm" svg:y="4.62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 text:c="10"/>OUTPUT(D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7T18:28:51.227558098</meta:creation-date>
    <dc:date>2023-01-17T18:42:07.750446952</dc:date>
    <meta:editing-duration>PT13M18S</meta:editing-duration>
    <meta:editing-cycles>1</meta:editing-cycles>
    <meta:document-statistic meta:table-count="0" meta:image-count="0" meta:object-count="0" meta:page-count="1" meta:paragraph-count="3" meta:word-count="4" meta:character-count="120" meta:non-whitespace-character-count="33"/>
    <meta:generator>LibreOffice/6.0.7.3$Linux_X86_64 LibreOffice_project/00m0$Build-3</meta:generator>
  </office:meta>
</office:document-meta>
</file>